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2.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214cm" fo:min-width="3.645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4.834cm" fo:min-width="3.7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4.55cm" fo:min-width="4.691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5.25cm" fo:min-width="3.378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2.05cm" fo:min-width="2.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2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9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2.8cm" svg:x="1.1cm" svg:y="6.1cm">
          <text:p text:style-name="P1"><text:span text:style-name="T1">UserProfile</text:span></text:p>
          <text:p text:style-name="P1"><text:span text:style-name="T2"># id</text:span></text:p>
          <text:p text:style-name="P1"><text:span text:style-name="T2">activation_key</text:span></text:p>
          <text:p text:style-name="P1"><text:span text:style-name="T2">key_expires</text:span></text:p>
          <text:p text:style-name="P1"><text:span text:style-name="T2">user_id</text:span></text:p>
          <text:p text:style-name="P1"><text:span text:style-name="T2">used_key</text:span></text:p>
          <text:p text:style-name="P1"><text:span text:style-name="T2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45cm" svg:height="2.464cm" svg:x="7.2cm" svg:y="1.2cm">
          <text:p text:style-name="P1"><text:span text:style-name="T1">UserPassChange</text:span></text:p>
          <text:p text:style-name="P1"><text:span text:style-name="T2"># id</text:span></text:p>
          <text:p text:style-name="P1"><text:span text:style-name="T2">pass_key</text:span></text:p>
          <text:p text:style-name="P1"><text:span text:style-name="T2">key_expires</text:span></text:p>
          <text:p text:style-name="P1"><text:span text:style-name="T2">user_i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cm" svg:height="5.084cm" svg:x="7.2cm" svg:y="5.064cm">
          <text:p text:style-name="P1"><text:span text:style-name="T1">auth_user</text:span></text:p>
          <text:p text:style-name="P1"><text:span text:style-name="T2"># id</text:span></text:p>
          <text:p text:style-name="P1"><text:span text:style-name="T2">password</text:span></text:p>
          <text:p text:style-name="P1"><text:span text:style-name="T2">last_login</text:span></text:p>
          <text:p text:style-name="P1"><text:span text:style-name="T2">is_superuser</text:span></text:p>
          <text:p text:style-name="P1"><text:span text:style-name="T2">username</text:span></text:p>
          <text:p text:style-name="P1"><text:span text:style-name="T2">first_name</text:span></text:p>
          <text:p text:style-name="P1"><text:span text:style-name="T2">last_name</text:span></text:p>
          <text:p text:style-name="P1"><text:span text:style-name="T2">email</text:span></text:p>
          <text:p text:style-name="P1"><text:span text:style-name="T2">is_staff</text:span></text:p>
          <text:p text:style-name="P1"><text:span text:style-name="T2">is_active</text:span></text:p>
          <text:p text:style-name="P1"><text:span text:style-name="T2">date_joine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91cm" svg:height="4.8cm" svg:x="6.7cm" svg:y="11.664cm">
          <text:p text:style-name="P1"><text:span text:style-name="T1">News</text:span></text:p>
          <text:p text:style-name="P1"><text:span text:style-name="T2"># id</text:span></text:p>
          <text:p text:style-name="P3"><text:span text:style-name="T2">article_title</text:span></text:p>
          <text:p text:style-name="P3"><text:span text:style-name="T2">article_text</text:span></text:p>
          <text:p text:style-name="P3"><text:span text:style-name="T2">article_description</text:span></text:p>
          <text:p text:style-name="P3"><text:span text:style-name="T2">article_url</text:span></text:p>
          <text:p text:style-name="P3"><text:span text:style-name="T2">article_date</text:span></text:p>
          <text:p text:style-name="P3"><text:span text:style-name="T2">article_img_href</text:span></text:p>
          <text:p text:style-name="P3"><text:span text:style-name="T2">create_date</text:span></text:p>
          <text:p text:style-name="P3"><text:span text:style-name="T2">vote_down</text:span></text:p>
          <text:p text:style-name="P1"><text:span text:style-name="T2">vote_up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78cm" svg:height="5.5cm" svg:x="15.422cm" svg:y="4.9cm">
          <text:p text:style-name="P1"><text:span text:style-name="T1">BlogArticles</text:span></text:p>
          <text:p text:style-name="P1"><text:span text:style-name="T2"># id</text:span></text:p>
          <text:p text:style-name="P1"><text:span text:style-name="T2">blog_title</text:span></text:p>
          <text:p text:style-name="P1"><text:span text:style-name="T2">blog_description</text:span></text:p>
          <text:p text:style-name="P1"><text:span text:style-name="T2">blog_text</text:span></text:p>
          <text:p text:style-name="P1"><text:span text:style-name="T2">create_date</text:span></text:p>
          <text:p text:style-name="P1"><text:span text:style-name="T2">blog_image</text:span></text:p>
          <text:p text:style-name="P1"><text:span text:style-name="T2">vote_down</text:span></text:p>
          <text:p text:style-name="P1"><text:span text:style-name="T2">vote_up</text:span></text:p>
          <text:p text:style-name="P1"><text:span text:style-name="T2">height_field</text:span></text:p>
          <text:p text:style-name="P1"><text:span text:style-name="T2">width_field</text:span></text:p>
          <text:p text:style-name="P1"><text:span text:style-name="T2">author_id</text:span></text:p>
          <text:p text:style-name="P1"><text:span text:style-name="T2">visibl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cm" svg:height="2.3cm" svg:x="14.3cm" svg:y="12.9cm">
          <text:p text:style-name="P1"><text:span text:style-name="T1">Tags</text:span></text:p>
          <text:p text:style-name="P1"><text:span text:style-name="T2"># id</text:span></text:p>
          <text:p text:style-name="P1"><text:span text:style-name="T2">tag_name</text:span></text:p>
          <text:p text:style-name="P1"><text:span text:style-name="T2">tag_score</text:span></text:p>
          <text:p text:style-name="P1"><text:span text:style-name="T2">create_dat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5cm" svg:y1="7.6cm" svg:x2="7.2cm" svg:y2="7.564cm">
          <text:p/>
        </draw:line>
        <draw:line draw:style-name="gr7" draw:text-style-name="P4" draw:layer="layout" svg:x1="11.4cm" svg:y1="7.564cm" svg:x2="15.4cm" svg:y2="7.6cm">
          <text:p/>
        </draw:line>
        <draw:line draw:style-name="gr7" draw:text-style-name="P4" draw:layer="layout" svg:x1="9.3cm" svg:y1="3.664cm" svg:x2="9.3cm" svg:y2="5.064cm">
          <text:p/>
        </draw:line>
        <draw:line draw:style-name="gr7" draw:text-style-name="P4" draw:layer="layout" svg:x1="9.3cm" svg:y1="10.164cm" svg:x2="9.3cm" svg:y2="11.664cm">
          <text:p/>
        </draw:line>
        <draw:line draw:style-name="gr7" draw:text-style-name="P4" draw:layer="layout" svg:x1="11.9cm" svg:y1="14.064cm" svg:x2="14.3cm" svg:y2="14.1cm">
          <text:p/>
        </draw:line>
        <draw:frame draw:style-name="gr8" draw:text-style-name="P5" draw:layer="layout" svg:width="2.725cm" svg:height="0.649cm" svg:x="9.1cm" svg:y="4.064cm">
          <draw:text-box>
            <text:p><text:span text:style-name="T2">corespunde</text:span></text:p>
          </draw:text-box>
        </draw:frame>
        <draw:frame draw:style-name="gr8" draw:text-style-name="P5" draw:layer="layout" svg:width="2.725cm" svg:height="0.649cm" svg:x="4.475cm" svg:y="6.951cm">
          <draw:text-box>
            <text:p><text:span text:style-name="T2">corespunde</text:span></text:p>
          </draw:text-box>
        </draw:frame>
        <draw:line draw:style-name="gr7" draw:text-style-name="P4" draw:layer="layout" svg:x1="11.4cm" svg:y1="8.564cm" svg:x2="15.4cm" svg:y2="8.6cm">
          <text:p/>
        </draw:line>
        <draw:frame draw:style-name="gr9" draw:text-style-name="P5" draw:layer="layout" svg:width="1.848cm" svg:height="0.649cm" svg:x="12.452cm" svg:y="7cm">
          <draw:text-box>
            <text:p><text:span text:style-name="T2">publică</text:span></text:p>
          </draw:text-box>
        </draw:frame>
        <draw:frame draw:style-name="gr10" draw:text-style-name="P5" draw:layer="layout" svg:width="1.992cm" svg:height="0.649cm" svg:x="12.408cm" svg:y="8.6cm">
          <draw:text-box>
            <text:p><text:span text:style-name="T2">votează</text:span></text:p>
          </draw:text-box>
        </draw:frame>
        <draw:frame draw:style-name="gr10" draw:text-style-name="P5" draw:layer="layout" svg:width="1.992cm" svg:height="0.649cm" svg:x="9.252cm" svg:y="10.6cm">
          <draw:text-box>
            <text:p><text:span text:style-name="T2">votează</text:span></text:p>
          </draw:text-box>
        </draw:frame>
        <draw:frame draw:style-name="gr11" draw:text-style-name="P5" draw:layer="layout" svg:width="1.116cm" svg:height="0.649cm" svg:x="12.384cm" svg:y="13.451cm">
          <draw:text-box>
            <text:p><text:span text:style-name="T2">are</text:span></text:p>
          </draw:text-box>
        </draw:frame>
        <draw:frame draw:style-name="gr12" draw:text-style-name="P5" draw:layer="layout" svg:width="0.739cm" svg:height="0.649cm" svg:x="4.384cm" svg:y="7.7cm">
          <draw:text-box>
            <text:p><text:span text:style-name="T2">1</text:span></text:p>
          </draw:text-box>
        </draw:frame>
        <draw:frame draw:style-name="gr12" draw:text-style-name="P5" draw:layer="layout" svg:width="0.739cm" svg:height="0.649cm" svg:x="6.561cm" svg:y="7.7cm">
          <draw:text-box>
            <text:p><text:span text:style-name="T2">1</text:span></text:p>
          </draw:text-box>
        </draw:frame>
        <draw:frame draw:style-name="gr12" draw:text-style-name="P5" draw:layer="layout" svg:width="1.37cm" svg:height="0.649cm" svg:x="8.03cm" svg:y="3.7cm">
          <draw:text-box>
            <text:p><text:span text:style-name="T2">M(1)</text:span></text:p>
          </draw:text-box>
        </draw:frame>
        <draw:frame draw:style-name="gr13" draw:text-style-name="P5" draw:layer="layout" svg:width="1.418cm" svg:height="1.047cm" svg:x="8.1cm" svg:y="4.5cm">
          <draw:text-box>
            <text:p><text:span text:style-name="T2">1(0)</text:span></text:p>
          </draw:text-box>
        </draw:frame>
        <draw:frame draw:style-name="gr12" draw:text-style-name="P5" draw:layer="layout" svg:width="0.739cm" svg:height="0.649cm" svg:x="11.3cm" svg:y="7cm">
          <draw:text-box>
            <text:p><text:span text:style-name="T2">1</text:span></text:p>
          </draw:text-box>
        </draw:frame>
        <draw:frame draw:style-name="gr14" draw:text-style-name="P5" draw:layer="layout" svg:width="1.37cm" svg:height="0.649cm" svg:x="14.23cm" svg:y="6.951cm">
          <draw:text-box>
            <text:p><text:span text:style-name="T2">M(0)</text:span></text:p>
          </draw:text-box>
        </draw:frame>
        <draw:frame draw:style-name="gr14" draw:text-style-name="P5" draw:layer="layout" svg:width="1.37cm" svg:height="0.649cm" svg:x="14.23cm" svg:y="8.651cm">
          <draw:text-box>
            <text:p><text:span text:style-name="T2">M(0)</text:span></text:p>
          </draw:text-box>
        </draw:frame>
        <draw:frame draw:style-name="gr14" draw:text-style-name="P5" draw:layer="layout" svg:width="1.37cm" svg:height="0.649cm" svg:x="11.261cm" svg:y="8.651cm">
          <draw:text-box>
            <text:p><text:span text:style-name="T2">M(0)</text:span></text:p>
          </draw:text-box>
        </draw:frame>
        <draw:frame draw:style-name="gr14" draw:text-style-name="P5" draw:layer="layout" svg:width="1.37cm" svg:height="0.649cm" svg:x="8.1cm" svg:y="10.2cm">
          <draw:text-box>
            <text:p><text:span text:style-name="T2">M(0)</text:span></text:p>
          </draw:text-box>
        </draw:frame>
        <draw:frame draw:style-name="gr9" draw:text-style-name="P5" draw:layer="layout" svg:width="1.439cm" svg:height="0.649cm" svg:x="8.1cm" svg:y="11.051cm">
          <draw:text-box>
            <text:p><text:span text:style-name="T2">M(0)</text:span></text:p>
          </draw:text-box>
        </draw:frame>
        <draw:frame draw:style-name="gr14" draw:text-style-name="P5" draw:layer="layout" svg:width="1.37cm" svg:height="0.649cm" svg:x="11.7cm" svg:y="14.151cm">
          <draw:text-box>
            <text:p><text:span text:style-name="T2">M(1)</text:span></text:p>
          </draw:text-box>
        </draw:frame>
        <draw:frame draw:style-name="gr14" draw:text-style-name="P5" draw:layer="layout" svg:width="1.37cm" svg:height="0.649cm" svg:x="13.13cm" svg:y="14.151cm">
          <draw:text-box>
            <text:p><text:span text:style-name="T2">M(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8:19:41.336000000</meta:creation-date>
    <dc:date>2018-05-14T19:10:36.707919113</dc:date>
    <meta:editing-duration>PT53M53S</meta:editing-duration>
    <meta:editing-cycles>24</meta:editing-cycles>
    <meta:generator>LibreOffice/6.0.3.2$Linux_X86_64 LibreOffice_project/00m0$Build-2</meta:generator>
    <meta:document-statistic meta:object-count="30"/>
  </office:meta>
</office:document-meta>
</file>